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39a7" officeooo:paragraph-rsid="000339a7"/>
    </style:style>
    <style:style style:name="P2" style:family="paragraph" style:parent-style-name="Standard">
      <style:text-properties officeooo:rsid="00041fbe" officeooo:paragraph-rsid="00041fbe"/>
    </style:style>
    <style:style style:name="P3" style:family="paragraph" style:parent-style-name="Standard" style:list-style-name="L1">
      <style:text-properties officeooo:rsid="00041fbe" officeooo:paragraph-rsid="00041fbe"/>
    </style:style>
    <style:style style:name="P4" style:family="paragraph" style:parent-style-name="Standard">
      <style:text-properties fo:language="en" fo:country="US" officeooo:rsid="00066d5f" officeooo:paragraph-rsid="00066d5f"/>
    </style:style>
    <style:style style:name="T1" style:family="text">
      <style:text-properties fo:language="el" fo:country="G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tion <text:span text:style-name="T1">: </text:span></text:p>
      <text:p text:style-name="P1"/>
      <text:p text:style-name="P1">Acknowledgements:</text:p>
      <text:p text:style-name="P1"/>
      <text:p text:style-name="P1">python - All combinations of a list of lists - Stack Overflow</text:p>
      <text:p text:style-name="P1"><text:a xlink:type="simple" xlink:href="http://stackoverflow.com/a/798893/2300573" text:style-name="Internet_20_link" text:visited-style-name="Visited_20_Internet_20_Link">http://stackoverflow.com/a/798893/2300573</text:a></text:p>
      <text:p text:style-name="P1"/>
      <text:p text:style-name="P1">nltk - Spell Checker for Python - Stack Overflow</text:p>
      <text:p text:style-name="P1"><text:a xlink:type="simple" xlink:href="http://stackoverflow.com/questions/13928155/spell-checker-for-python" text:style-name="Internet_20_link" text:visited-style-name="Visited_20_Internet_20_Link">http://stackoverflow.com/questions/13928155/spell-checker-for-python</text:a></text:p>
      <text:p text:style-name="P1"/>
      <text:p text:style-name="P1">replace - Bigram Collocations for spelling correction ,Python - Stack Overflow</text:p>
      <text:p text:style-name="P1"><text:a xlink:type="simple" xlink:href="http://stackoverflow.com/questions/21825844/bigram-collocations-for-spelling-correction-python" text:style-name="Internet_20_link" text:visited-style-name="Visited_20_Internet_20_Link">http://stackoverflow.com/questions/21825844/bigram-collocations-for-spelling-correction-python</text:a></text:p>
      <text:p text:style-name="P1"/>
      <text:p text:style-name="P1">string - n-grams in python, four, five, six grams? - Stack Overflow</text:p>
      <text:p text:style-name="P1"><text:a xlink:type="simple" xlink:href="http://stackoverflow.com/questions/17531684/n-grams-in-python-four-five-six-grams" text:style-name="Internet_20_link" text:visited-style-name="Visited_20_Internet_20_Link">http://stackoverflow.com/questions/17531684/n-grams-in-python-four-five-six-grams</text:a></text:p>
      <text:p text:style-name="P1"/>
      <text:p text:style-name="P1">python - How to make the basic inverted index program more pythonic - Stack Overflow</text:p>
      <text:p text:style-name="P1"><text:a xlink:type="simple" xlink:href="http://stackoverflow.com/questions/24520882/how-to-make-the-basic-inverted-index-program-more-pythonic" text:style-name="Internet_20_link" text:visited-style-name="Visited_20_Internet_20_Link">http://stackoverflow.com/questions/24520882/how-to-make-the-basic-inverted-index-program-more-pythonic</text:a></text:p>
      <text:p text:style-name="P1"/>
      <text:p text:style-name="P1">algorithm - File indexing (using Binary trees?) in Python - Stack Overflow</text:p>
      <text:p text:style-name="P1"><text:a xlink:type="simple" xlink:href="http://stackoverflow.com/questions/2110843/file-indexing-using-binary-trees-in-python" text:style-name="Internet_20_link" text:visited-style-name="Visited_20_Internet_20_Link">http://stackoverflow.com/questions/2110843/file-indexing-using-binary-trees-in-python</text:a></text:p>
      <text:p text:style-name="P1"/>
      <text:p text:style-name="P1">document - Simple implementation of N-Gram, tf-idf and Cosine similarity in Python - Stack Overflow</text:p>
      <text:p text:style-name="P1"><text:a xlink:type="simple" xlink:href="http://stackoverflow.com/questions/2380394/simple-implementation-of-n-gram-tf-idf-and-cosine-similarity-in-python" text:style-name="Internet_20_link" text:visited-style-name="Visited_20_Internet_20_Link">http://stackoverflow.com/questions/2380394/simple-implementation-of-n-gram-tf-idf-and-cosine-similarity-in-python</text:a></text:p>
      <text:p text:style-name="P1"/>
      <text:p text:style-name="P1">Inverted index using Python sets</text:p>
      <text:p text:style-name="P1"><text:a xlink:type="simple" xlink:href="http://www.dalkescientific.com/writings/diary/archive/2011/12/23/inverted_index.html" text:style-name="Internet_20_link" text:visited-style-name="Visited_20_Internet_20_Link">http://www.dalkescientific.com/writings/diary/archive/2011/12/23/inverted_index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32S</meta:editing-duration>
    <meta:editing-cycles>5</meta:editing-cycles>
    <meta:generator>LibreOffice/5.3.3.2$Windows_x86 LibreOffice_project/3d9a8b4b4e538a85e0782bd6c2d430bafe583448</meta:generator>
    <dc:date>2017-06-14T17:13:58.033000000</dc:date>
    <meta:document-statistic meta:table-count="0" meta:image-count="0" meta:object-count="0" meta:page-count="1" meta:paragraph-count="18" meta:word-count="102" meta:character-count="1244" meta:non-whitespace-character-count="1159"/>
    <meta:user-defined meta:name="Info 1"/>
    <meta:user-defined meta:name="Info 2"/>
    <meta:user-defined meta:name="Info 3"/>
    <meta:user-defined meta:name="Info 4"/>
  </office:meta>
</office:document-meta>
</file>